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1,1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checkvpn.zip and unzip it</text:p>
      <text:p text:style-name="Standard">- Double click on checkvpn.jar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 (example : d:\\musique\\sharira.wav )</text:p>
      <text:p text:style-name="Standard">- Set the mail parameters to send an email when the VPN crash.</text:p>
      <text:p text:style-name="Standard">- You can send a command when the VPN crash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8-07T18:46:47.43</dc:date>
    <dc:creator>patrice roland</dc:creator>
    <meta:editing-duration>PT21M40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1" meta:paragraph-count="19" meta:word-count="242" meta:character-count="1273"/>
  </office:meta>
</office:document-meta>
</file>